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B90000013ADB5EA40E31F0F443.eps" manifest:media-type="image/x-eps"/>
  <manifest:file-entry manifest:full-path="Pictures/20000002000001B90000013ACA2876E5E3ED339D.eps" manifest:media-type="image/x-eps"/>
  <manifest:file-entry manifest:full-path="Pictures/20000002000001C100000152F2B93D3A87F9549B.eps" manifest:media-type="image/x-eps"/>
  <manifest:file-entry manifest:full-path="Pictures/20000002000001C100000152EFA8982FAA39587C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01" officeooo:paragraph-rsid="0016a401"/>
    </style:style>
    <style:style style:name="P2" style:family="paragraph" style:parent-style-name="Standard">
      <style:text-properties officeooo:rsid="0016a401" officeooo:paragraph-rsid="00187521"/>
    </style:style>
    <style:style style:name="P3" style:family="paragraph" style:parent-style-name="Standard">
      <style:text-properties officeooo:rsid="0016a401" officeooo:paragraph-rsid="001be5bd"/>
    </style:style>
    <style:style style:name="P4" style:family="paragraph" style:parent-style-name="Standard">
      <style:text-properties officeooo:rsid="0016a401" officeooo:paragraph-rsid="001dc308"/>
    </style:style>
    <style:style style:name="P5" style:family="paragraph" style:parent-style-name="Standard">
      <style:text-properties officeooo:rsid="0016a401" officeooo:paragraph-rsid="001e4a78"/>
    </style:style>
    <style:style style:name="P6" style:family="paragraph" style:parent-style-name="Standard">
      <style:text-properties officeooo:rsid="0016a401" officeooo:paragraph-rsid="001e5368"/>
    </style:style>
    <style:style style:name="P7" style:family="paragraph" style:parent-style-name="Standard">
      <style:text-properties officeooo:rsid="00187521" officeooo:paragraph-rsid="00187521"/>
    </style:style>
    <style:style style:name="P8" style:family="paragraph" style:parent-style-name="Standard">
      <style:text-properties officeooo:rsid="001dc308" officeooo:paragraph-rsid="001dc308"/>
    </style:style>
    <style:style style:name="P9" style:family="paragraph" style:parent-style-name="Standard">
      <style:text-properties officeooo:paragraph-rsid="00187521"/>
    </style:style>
    <style:style style:name="T1" style:family="text">
      <style:text-properties officeooo:rsid="00187521"/>
    </style:style>
    <style:style style:name="T2" style:family="text">
      <style:text-properties officeooo:rsid="001dc308"/>
    </style:style>
    <style:style style:name="T3" style:family="text">
      <style:text-properties officeooo:rsid="001e4a78"/>
    </style:style>
    <style:style style:name="T4" style:family="text">
      <style:text-properties style:text-underline-style="solid" style:text-underline-width="auto" style:text-underline-color="font-color" fo:font-weight="bold" officeooo:rsid="0016a401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741cm, -0.122cm, 0.7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03cm, 7.308cm, 1.0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79cm, -0.37cm, 7.8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13cm, -0.134cm, 0.7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6cm, -0.609cm, 0.669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836cm, -0.058cm, 0.762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Cas k-SPCA</text:span></text:p>
      <text:p text:style-name="P2">On parle bien <text:s/>du cas où chaque source correspond à un seul bloc, il faut juste retrouver le bon bloc pour chaque source. </text:p>
      <text:p text:style-name="P2"/>
      <text:p text:style-name="P4">Modèle toy0<text:span text:style-name="T2">0</text:span> : <text:span text:style-name="T2">5 blocs de taille 10</text:span></text:p>
      <text:p text:style-name="P8"><draw:frame draw:style-name="fr4" draw:name="Image1" text:anchor-type="paragraph" svg:x="-0.134cm" svg:y="0.201cm" svg:width="16.212cm" svg:height="3.491cm" draw:z-index="3"><draw:image xlink:href="Pictures/20000002000001C100000152EFA8982FAA39587C.eps" xlink:type="simple" xlink:show="embed" xlink:actuate="onLoad"/></draw:frame></text:p>
      <text:p text:style-name="P5">toy0<text:span text:style-name="T2">0 )a) </text:span>Régime sans bruit j’apprends <text:span text:style-name="T1">S et</text:span> L. </text:p>
      <text:p text:style-name="P1"/>
      <text:p text:style-name="P1"><draw:frame draw:style-name="fr1" draw:name="Frame1" text:anchor-type="paragraph" svg:x="-0.372cm" svg:y="0cm" svg:width="15.974cm" draw:z-index="4"><draw:text-box fo:min-height="7.176cm"><text:p text:style-name="Illustration"><draw:frame draw:style-name="fr5" draw:name="Image4" text:anchor-type="as-char" svg:width="15.974cm" style:rel-width="100%" svg:height="7.176cm" style:rel-height="scale" draw:z-index="5"><draw:image xlink:href="Pictures/20000002000001C100000152EFA8982FAA39587C.eps" xlink:type="simple" xlink:show="embed" xlink:actuate="onLoad"/></draw:frame><text:line-break/>Illustration <text:sequence text:ref-name="refIllustration0" text:name="Illustration" text:formula="ooow:Illustration+1" style:num-format="1">1</text:sequence>: Haut : Regularization l1+omega_k. Bas : Regularization l1+tr.</text:p></draw:text-box></draw:frame></text:p>
      <text:p text:style-name="P5">toy0<text:span text:style-name="T2">0 )b)</text:span>Régime <text:span text:style-name="T3">avec</text:span> bruit j’apprends <text:span text:style-name="T1">S et</text:span> L. <text:s/><text:span text:style-name="T3">n=5000=100*p</text:span></text:p>
      <text:p text:style-name="P5"><draw:frame draw:style-name="fr1" draw:name="Frame3" text:anchor-type="paragraph" svg:x="-0.134cm" svg:y="0.314cm" svg:width="16.45cm" draw:z-index="6"><draw:text-box fo:min-height="7.195cm"><text:p text:style-name="Illustration"><draw:frame draw:style-name="fr6" draw:name="Image5" text:anchor-type="as-char" svg:width="16.45cm" style:rel-width="100%" svg:height="7.195cm" style:rel-height="scale" draw:z-index="7"><draw:image xlink:href="Pictures/20000002000001C100000152F2B93D3A87F9549B.eps" xlink:type="simple" xlink:show="embed" xlink:actuate="onLoad"/></draw:frame><text:line-break/>Illustration <text:sequence text:ref-name="refIllustration2" text:name="Illustration" text:formula="ooow:Illustration+1" style:num-format="1">2</text:sequence>: Illustration 1: Haut : Regularization l1+omega_k. Bas : Regularization l1+tr.</text:p></draw:text-box></draw:frame></text:p>
      <text:p text:style-name="P1"/>
      <text:p text:style-name="P1"><text:soft-page-break/>Modèle toy04 :</text:p>
      <text:p text:style-name="P3">36 variables observées : grille 6x6, chaque variable est connectée à ses 4 voisins (haut, droite, bas, gauche).</text:p>
      <text:p text:style-name="P3">1 variable latente : connectée à 60% des variables observées.</text:p>
      <text:p text:style-name="P1"><draw:frame draw:style-name="fr3" draw:name="Image3" text:anchor-type="paragraph" svg:x="0.042cm" svg:y="0.393cm" svg:width="12.965cm" svg:height="3.769cm" draw:z-index="2"><draw:image xlink:href="Pictures/20000002000001B90000013ACA2876E5E3ED339D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_DdeLink__19_2064012024"/>Toy04 <text:span text:style-name="T3">)1)</text:span><text:bookmark-end text:name="__DdeLink__19_2064012024"/><text:span text:style-name="T3"> </text:span>Régime sans bruit et matrice S fixée <text:span text:style-name="T1">à la bonne réponse</text:span>, je n’apprends que L.</text:p>
      <text:p text:style-name="P7">J’arrive à récupérer le bon support.</text:p>
      <text:p text:style-name="P7"><draw:frame draw:style-name="fr1" draw:name="Frame2" text:anchor-type="paragraph" svg:x="-0.413cm" svg:y="0.37cm" svg:width="18.279cm" draw:z-index="0"><draw:text-box fo:min-height="8.617cm"><text:p text:style-name="Illustration"><draw:frame draw:style-name="fr2" draw:name="Image2" text:anchor-type="as-char" svg:width="17.134cm" style:rel-width="100%" svg:height="7.232cm" style:rel-height="scale" draw:z-index="1"><draw:image xlink:href="Pictures/20000002000001B90000013ACA2876E5E3ED339D.eps" xlink:type="simple" xlink:show="embed" xlink:actuate="onLoad"/></draw:frame><text:line-break/>Illustration <text:sequence text:ref-name="refIllustration1" text:name="Illustration" text:formula="ooow:Illustration+1" style:num-format="1">3</text:sequence>: Haut : Regularization l1+omega_k. Bas : Regularization l1+tr. lambda=10</text:p></draw:text-box></draw:frame></text:p>
      <text:p text:style-name="P6">Toy04 <text:span text:style-name="T3">)2) </text:span>Régime sans bruit j’apprends <text:span text:style-name="T1">S et</text:span> L.</text:p>
      <text:p text:style-name="P7">Je n’arrive pas à récupérer le bon support. Les blocs sélectionnes qui ont un mauvais support sont de faible amplitude et les blocs sélectionnés qui ont le bon support sont très fortement corréles.</text:p>
      <text:p text:style-name="P1"><draw:frame draw:style-name="fr1" draw:name="Frame4" text:anchor-type="paragraph" svg:x="0.064cm" svg:y="0.138cm" svg:width="15.617cm" draw:z-index="8"><draw:text-box fo:min-height="6.479cm"><text:p text:style-name="Illustration"><draw:frame draw:style-name="fr7" draw:name="Image6" text:anchor-type="as-char" svg:width="15.617cm" style:rel-width="100%" svg:height="6.479cm" style:rel-height="scale" draw:z-index="9"><draw:image xlink:href="Pictures/20000002000001B90000013ADB5EA40E31F0F443.eps" xlink:type="simple" xlink:show="embed" xlink:actuate="onLoad"/></draw:frame><text:line-break/>Illustration <text:sequence text:ref-name="refIllustration3" text:name="Illustration" text:formula="ooow:Illustration+1" style:num-format="1">4</text:sequence>: Haut : Regularization l1+omega_k. Bas : Regularization l1+tr. lambda=10</text:p></draw:text-box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30:41.299466198</meta:creation-date>
    <dc:date>2017-03-28T19:01:55.457141034</dc:date>
    <meta:editing-duration>PT10M9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3" meta:paragraph-count="16" meta:word-count="191" meta:character-count="1173" meta:non-whitespace-character-count="990"/>
  </office:meta>
</office:document-meta>
</file>